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Horizontal_20_Line">
      <style:text-properties officeooo:paragraph-rsid="001394fb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rsid="001394fb" officeooo:paragraph-rsid="001394fb"/>
    </style:style>
    <style:style style:name="P8" style:family="paragraph" style:parent-style-name="Horizontal_20_Line">
      <style:text-properties officeooo:paragraph-rsid="0012abbb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officeooo:rsid="0012abbb" officeooo:paragraph-rsid="0012abbb"/>
    </style:style>
    <style:style style:name="P11" style:family="paragraph" style:parent-style-name="Text_20_body" style:list-style-name="L5"/>
    <style:style style:name="P12" style:family="paragraph" style:parent-style-name="Preformatted_20_Text" style:list-style-name="L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3" style:family="paragraph" style:parent-style-name="Standard">
      <style:text-properties officeooo:rsid="0017714b" officeooo:paragraph-rsid="0017714b"/>
    </style:style>
    <style:style style:name="P14" style:family="paragraph" style:parent-style-name="Standard">
      <style:text-properties officeooo:rsid="0017714b" officeooo:paragraph-rsid="0017714b" fo:background-color="#d3d3d3"/>
    </style:style>
    <style:style style:name="T1" style:family="text">
      <style:text-properties officeooo:rsid="0010c310"/>
    </style:style>
    <style:style style:name="T2" style:family="text">
      <style:text-properties fo:font-weight="bold" officeooo:rsid="0010c310" style:font-weight-asian="bold" style:font-weight-complex="bold"/>
    </style:style>
    <style:style style:name="T3" style:family="text">
      <style:text-properties officeooo:rsid="001394fb"/>
    </style:style>
    <style:style style:name="T4" style:family="text">
      <style:text-properties officeooo:rsid="00157eff"/>
    </style:style>
    <style:style style:name="T5" style:family="text">
      <style:text-properties fo:font-weight="bold" officeooo:rsid="001394fb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6780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tep 1: Upload Your Plotly HTML Files to S3</text:span></text:h>
      <text:list text:style-name="L1">
        <text:list-item>
          <text:p text:style-name="P1">Ensure you have an S3 bucket.</text:p>
        </text:list-item>
        <text:list-item>
          <text:p text:style-name="P1">Upload your Plotly-generated HTML files (e.g., <text:span text:style-name="Source_20_Text">plot1.html</text:span>, <text:span text:style-name="Source_20_Text">plot2.html</text:span>) to your S3 bucket.</text:p>
        </text:list-item>
        <text:list-item>
          <text:p text:style-name="P1">Set permissions to make the files <text:span text:style-name="Strong_20_Emphasis">publicly accessible</text:span>:</text:p>
          <text:list>
            <text:list-item>
              <text:p text:style-name="P1">In the S3 console, go to your file → Permissions → Public access → Enable public access.</text:p>
            </text:list-item>
            <text:list-item>
              <text:p text:style-name="P2">Alternatively, you can use a <text:span text:style-name="Strong_20_Emphasis">pre-signed URL</text:span> (if public access is not an option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2: Enable Static Website Hosting in S3</text:span></text:h>
      <text:list text:style-name="L2">
        <text:list-item>
          <text:p text:style-name="P3">Go to the <text:span text:style-name="Strong_20_Emphasis">S3 console</text:span> → Select your bucket.</text:p>
        </text:list-item>
        <text:list-item>
          <text:p text:style-name="P3">Navigate to the <text:span text:style-name="Strong_20_Emphasis">Properties</text:span> tab → Enable <text:span text:style-name="Strong_20_Emphasis">Static website hosting</text:span>.</text:p>
        </text:list-item>
        <text:list-item>
          <text:p text:style-name="P3">Set the <text:span text:style-name="Strong_20_Emphasis">index document</text:span> as <text:span text:style-name="Source_20_Text">index.html</text:span>.</text:p>
        </text:list-item>
        <text:list-item>
          <text:p text:style-name="P4">Note the <text:span text:style-name="Strong_20_Emphasis">endpoint URL</text:span> (e.g., <text:span text:style-name="Source_20_Text">http://your-bucket.s3-website-us-east-1.amazonaws.com</text:span>).</text:p>
        </text:list-item>
      </text:list>
      <text:p text:style-name="Horizontal_20_Line"/>
      <text:h text:style-name="Heading_20_3" text:outline-level="3"><text:span text:style-name="Strong_20_Emphasis">Step 3: Create an HTML Page with Links to Your Plots</text:span></text:h>
      <text:p text:style-name="Text_20_body">Create an <text:span text:style-name="Source_20_Text">index.html</text:span> file that contains links to your S3-hosted Plotly graphs <text:span text:style-name="T1">(see </text:span><text:span text:style-name="T2">index.html</text:span><text:span text:style-name="T1">)</text:span></text:p>
      <text:p text:style-name="P5"><text:span text:style-name="Strong_20_Emphasis"/></text:p>
      <text:h text:style-name="Heading_20_3" text:outline-level="3"><text:span text:style-name="Strong_20_Emphasis">Step </text:span><text:span text:style-name="Strong_20_Emphasis"><text:span text:style-name="T3">4</text:span></text:span><text:span text:style-name="Strong_20_Emphasis">: Add a Public Read Access Policy</text:span></text:h>
      <text:p text:style-name="Text_20_body"><text:span text:style-name="T4">A</text:span>dd a <text:span text:style-name="Strong_20_Emphasis">Bucket Policy</text:span>:</text:p>
      <text:list text:style-name="L3">
        <text:list-item>
          <text:p text:style-name="P6">Go to <text:span text:style-name="Strong_20_Emphasis">S3 Console</text:span> → Select your bucket (<text:span text:style-name="Source_20_Text">test-static-web1</text:span>).</text:p>
        </text:list-item>
        <text:list-item>
          <text:p text:style-name="P6">Click on the <text:span text:style-name="Strong_20_Emphasis">Permissions</text:span> tab.</text:p>
        </text:list-item>
        <text:list-item>
          <text:p text:style-name="P6">Scroll down to <text:span text:style-name="Strong_20_Emphasis">Bucket policy</text:span> and paste the following policy <text:span text:style-name="T3">(see </text:span><text:span text:style-name="T5">permission.json</text:span><text:span text:style-name="T3">)</text:span></text:p>
        </text:list-item>
        <text:list-item>
          <text:p text:style-name="P7">save it.</text:p>
        </text:list-item>
      </text:list>
      <text:p text:style-name="P8"><text:span text:style-name="Strong_20_Emphasis"/></text:p>
      <text:h text:style-name="Heading_20_3" text:outline-level="3"><text:span text:style-name="Strong_20_Emphasis">Step </text:span><text:span text:style-name="Strong_20_Emphasis"><text:span text:style-name="T3">5</text:span></text:span><text:span text:style-name="Strong_20_Emphasis">: Upload </text:span><text:span text:style-name="Strong_20_Emphasis"><text:span text:style-name="Source_20_Text">index.html</text:span></text:span><text:span text:style-name="Strong_20_Emphasis"> to S3</text:span></text:h>
      <text:list text:style-name="L4">
        <text:list-item>
          <text:p text:style-name="P9">Upload <text:span text:style-name="Source_20_Text"><text:span text:style-name="T6">index.html</text:span></text:span> to the <text:span text:style-name="Strong_20_Emphasis">same S3 bucket</text:span>.</text:p>
        </text:list-item>
        <text:list-item>
          <text:p text:style-name="P10">Finally access through browser.</text:p>
        </text:list-item>
      </text:list>
      <text:p text:style-name="Standard"/>
      <text:p text:style-name="Standard"/>
      <text:p text:style-name="Standard"/>
      <text:h text:style-name="Heading_20_3" text:outline-level="3"><text:soft-page-break/><text:span text:style-name="Strong_20_Emphasis"><text:span text:style-name="T7">For opening in LocalHost</text:span></text:span><text:span text:style-name="Strong_20_Emphasis">: Use Python's Built-in HTTP Server</text:span></text:h>
      <text:p text:style-name="Text_20_body">If you want a <text:span text:style-name="Strong_20_Emphasis">local web server</text:span> to simulate hosting:</text:p>
      <text:list text:style-name="L5">
        <text:list-item>
          <text:p text:style-name="P11">Open <text:span text:style-name="Strong_20_Emphasis">Command Prompt (Windows)</text:span> or <text:span text:style-name="Strong_20_Emphasis">Terminal (Mac/Linux)</text:span>.</text:p>
        </text:list-item>
        <text:list-item>
          <text:p text:style-name="P11">Navigate to the folder containing your <text:span text:style-name="Source_20_Text"><text:span text:style-name="T6">index.html</text:span></text:span> and <text:span text:style-name="Source_20_Text"><text:span text:style-name="T6">plot1.html</text:span></text:span><text:span text:style-name="T6"> </text:span>files:</text:p>
          <text:p text:style-name="P12"><text:span text:style-name="Source_20_Text">cd path/to/your/html/files</text:span></text:p>
        </text:list-item>
        <text:list-item>
          <text:p text:style-name="P11">Start a local server:</text:p>
          <text:list>
            <text:list-header>
              <text:p text:style-name="P12"><text:span text:style-name="Source_20_Text"><text:span text:style-name="T6">python -m http.server 8000</text:span></text:span></text:p>
            </text:list-header>
          </text:list>
        </text:list-item>
        <text:list-item>
          <text:p text:style-name="P11">Open your browser and go to:</text:p>
          <text:p text:style-name="P12"><text:span text:style-name="Source_20_Text">http://localhost:8000/index.html</text:span></text:p>
          <text:p text:style-name="P11">This will load <text:span text:style-name="Source_20_Text"><text:span text:style-name="T6">index.html</text:span></text:span>, and you can click the links to view the Plotly graphs.</text:p>
        </text:list-item>
      </text:list>
      <text:p text:style-name="Standard"/>
      <text:p text:style-name="P13">Or alternatively, use flask,</text:p>
      <text:p text:style-name="P13"/>
      <text:p text:style-name="P14">from flask import Flask, send_from_directory</text:p>
      <text:p text:style-name="P14"/>
      <text:p text:style-name="P14">app = Flask(__name__)</text:p>
      <text:p text:style-name="P14"/>
      <text:p text:style-name="P14">@app.route('/')</text:p>
      <text:p text:style-name="P14">def home():</text:p>
      <text:p text:style-name="P14"><text:s text:c="4"/>return send_from_directory('.', 'index.html')</text:p>
      <text:p text:style-name="P14"/>
      <text:p text:style-name="P14">@app.route('/&lt;path:filename&gt;')</text:p>
      <text:p text:style-name="P14">def serve_file(filename):</text:p>
      <text:p text:style-name="P14"><text:s text:c="4"/>return send_from_directory('.', filename)</text:p>
      <text:p text:style-name="P14"/>
      <text:p text:style-name="P14">if __name__ == '__main__':</text:p>
      <text:p text:style-name="P14"><text:s text:c="4"/>app.run(debug=True, port=8000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4:57:05.573000000</meta:creation-date>
    <dc:date>2025-02-10T15:20:58.748000000</dc:date>
    <meta:editing-duration>PT11M15S</meta:editing-duration>
    <meta:editing-cycles>7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43" meta:word-count="305" meta:character-count="1948" meta:non-whitespace-character-count="1694"/>
  </office:meta>
</office:document-meta>
</file>